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Úvodná-snímka" presentation:presentation-page-layout-name="Master1-PPL1" draw:id="Slide-256">
        <draw:frame draw:id="id63" presentation:style-name="a384" draw:name="Nadpis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Hello</text:span><text:span text:style-name="a38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Úvodná snímk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Nadpis a obsah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Hlavička sekci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va obsahy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ov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Len nadpis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rázdn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Obsah s popiso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ázok s popiso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Nadpis a zvislý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Zvislý nadpis a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6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3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0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7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ív-balíka-Office" style:page-layout-name="pageLayout1" draw:style-name="a0">
      <draw:frame draw:id="id0" presentation:style-name="a4" draw:name="Zástupný objekt pre nadpis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Upravte štýly predlohy textu</text:span><text:span text:style-name="a2" text:class-names=""/></text:p>
        </draw:text-box>
        <svg:title/>
        <svg:desc/>
      </draw:frame>
      <draw:frame draw:id="id1" presentation:style-name="a21" draw:name="Zástupný objekt pre tex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Upraviť štýly predlohy textu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ruhá úroveň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Piata úroveň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Zástupný objekt pre dá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Zástupný objekt pre pätu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Zástupný objekt pre číslo snímky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Úvodná-snímka" style:page-layout-name="pageLayout1" draw:style-name="a34">
      <draw:frame draw:id="id5" presentation:style-name="a38" draw:name="Nadpis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Upravte štýly predlohy textu</text:span><text:span text:style-name="a36" text:class-names=""/></text:p>
        </draw:text-box>
        <svg:title/>
        <svg:desc/>
      </draw:frame>
      <draw:frame draw:id="id6" presentation:style-name="a42" draw:name="Podnadpis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nutím upravte štýl predlohy podnadpisov</text:span><text:span text:style-name="a40" text:class-names=""/></text:p>
        </draw:text-box>
        <svg:title/>
        <svg:desc/>
      </draw:frame>
      <draw:frame draw:id="id7" presentation:style-name="a47" draw:name="Zástupný objekt pre dátum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Zástupný objekt pre pätu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Zástupný objekt pre číslo snímky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Nadpis-a-obsah" style:page-layout-name="pageLayout1" draw:style-name="a55">
      <draw:frame draw:id="id10" presentation:style-name="a59" draw:name="Nadpis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Upravte štýly predlohy textu</text:span><text:span text:style-name="a57" text:class-names=""/></text:p>
        </draw:text-box>
        <svg:title/>
        <svg:desc/>
      </draw:frame>
      <draw:frame draw:id="id11" presentation:style-name="a76" draw:name="Zástupný objekt pre obsah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Upraviť štýly predlohy textu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ruhá úroveň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Piata úroveň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Zástupný objekt pre dátum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Zástupný objekt pre pätu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Zástupný objekt pre číslo snímky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Hlavička-sekcie" style:page-layout-name="pageLayout1" draw:style-name="a89">
      <draw:frame draw:id="id15" presentation:style-name="a93" draw:name="Nadpis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Upravte štýly predlohy textu</text:span><text:span text:style-name="a91" text:class-names=""/></text:p>
        </draw:text-box>
        <svg:title/>
        <svg:desc/>
      </draw:frame>
      <draw:frame draw:id="id16" presentation:style-name="a97" draw:name="Zástupný objekt pre tex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Upraviť štýly predlohy textu</text:span></text:p>
            </text:list-item>
          </text:list>
        </draw:text-box>
        <svg:title/>
        <svg:desc/>
      </draw:frame>
      <draw:frame draw:id="id17" presentation:style-name="a102" draw:name="Zástupný objekt pre dátum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Zástupný objekt pre pätu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Zástupný objekt pre číslo snímky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va-obsahy" style:page-layout-name="pageLayout1" draw:style-name="a110">
      <draw:frame draw:id="id20" presentation:style-name="a114" draw:name="Nadpis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Upravte štýly predlohy textu</text:span><text:span text:style-name="a112" text:class-names=""/></text:p>
        </draw:text-box>
        <svg:title/>
        <svg:desc/>
      </draw:frame>
      <draw:frame draw:id="id21" presentation:style-name="a131" draw:name="Zástupný objekt pre obsah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Upraviť štýly predlohy textu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há úroveň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Piata úroveň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Zástupný objekt pre obsah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Upraviť štýly predlohy textu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ruhá úroveň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Piata úroveň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Zástupný objekt pre dátum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Zástupný objekt pre pätu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Zástupný objekt pre číslo snímky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Porovnanie" style:page-layout-name="pageLayout1" draw:style-name="a161">
      <draw:frame draw:id="id26" presentation:style-name="a165" draw:name="Nadpis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Upravte štýly predlohy textu</text:span><text:span text:style-name="a163" text:class-names=""/></text:p>
        </draw:text-box>
        <svg:title/>
        <svg:desc/>
      </draw:frame>
      <draw:frame draw:id="id27" presentation:style-name="a169" draw:name="Zástupný objekt pre tex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Upraviť štýly predlohy textu</text:span></text:p>
            </text:list-item>
          </text:list>
        </draw:text-box>
        <svg:title/>
        <svg:desc/>
      </draw:frame>
      <draw:frame draw:id="id28" presentation:style-name="a186" draw:name="Zástupný objekt pre obsah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Upraviť štýly predlohy textu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ruhá úroveň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Piata úroveň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Zástupný objekt pre tex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Upraviť štýly predlohy textu</text:span></text:p>
            </text:list-item>
          </text:list>
        </draw:text-box>
        <svg:title/>
        <svg:desc/>
      </draw:frame>
      <draw:frame draw:id="id30" presentation:style-name="a207" draw:name="Zástupný objekt pre obsah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Upraviť štýly predlohy textu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ruhá úroveň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Piata úroveň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Zástupný objekt pre dátum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Zástupný objekt pre pätu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Zástupný objekt pre číslo snímky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Len-nadpis" style:page-layout-name="pageLayout1" draw:style-name="a220">
      <draw:frame draw:id="id34" presentation:style-name="a224" draw:name="Nadpis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Upravte štýly predlohy textu</text:span><text:span text:style-name="a222" text:class-names=""/></text:p>
        </draw:text-box>
        <svg:title/>
        <svg:desc/>
      </draw:frame>
      <draw:frame draw:id="id35" presentation:style-name="a229" draw:name="Zástupný objekt pre dátum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Zástupný objekt pre pätu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Zástupný objekt pre číslo snímky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Prázdna" style:page-layout-name="pageLayout1" draw:style-name="a237">
      <draw:frame draw:id="id38" presentation:style-name="a242" draw:name="Zástupný objekt pre dátum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Zástupný objekt pre pätu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Zástupný objekt pre číslo snímky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Obsah-s-popisom" style:page-layout-name="pageLayout1" draw:style-name="a250">
      <draw:frame draw:id="id41" presentation:style-name="a254" draw:name="Nadpis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Upravte štýly predlohy textu</text:span><text:span text:style-name="a252" text:class-names=""/></text:p>
        </draw:text-box>
        <svg:title/>
        <svg:desc/>
      </draw:frame>
      <draw:frame draw:id="id42" presentation:style-name="a271" draw:name="Zástupný objekt pre obsah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Upraviť štýly predlohy textu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ruhá úroveň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Piata úroveň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Zástupný objekt pre tex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Upraviť štýly predlohy textu</text:span></text:p>
            </text:list-item>
          </text:list>
        </draw:text-box>
        <svg:title/>
        <svg:desc/>
      </draw:frame>
      <draw:frame draw:id="id44" presentation:style-name="a280" draw:name="Zástupný objekt pre dátum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Zástupný objekt pre pätu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Zástupný objekt pre číslo snímky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Obrázok-s-popisom" style:page-layout-name="pageLayout1" draw:style-name="a288">
      <draw:frame draw:id="id47" presentation:style-name="a292" draw:name="Nadpis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Upravte štýly predlohy textu</text:span><text:span text:style-name="a290" text:class-names=""/></text:p>
        </draw:text-box>
        <svg:title/>
        <svg:desc/>
      </draw:frame>
      <draw:frame draw:id="id48" presentation:style-name="a295" draw:name="Zástupný objekt pre obrázok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Zástupný objekt pre tex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Upraviť štýly predlohy textu</text:span></text:p>
            </text:list-item>
          </text:list>
        </draw:text-box>
        <svg:title/>
        <svg:desc/>
      </draw:frame>
      <draw:frame draw:id="id50" presentation:style-name="a304" draw:name="Zástupný objekt pre dátum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Zástupný objekt pre pätu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Zástupný objekt pre číslo snímky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Nadpis-a-zvislý-text" style:page-layout-name="pageLayout1" draw:style-name="a312">
      <draw:frame draw:id="id53" presentation:style-name="a316" draw:name="Nadpis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Upravte štýly predlohy textu</text:span><text:span text:style-name="a314" text:class-names=""/></text:p>
        </draw:text-box>
        <svg:title/>
        <svg:desc/>
      </draw:frame>
      <draw:frame draw:id="id54" presentation:style-name="a333" draw:name="Zástupný objekt pre zvislý tex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Upraviť štýly predlohy textu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ruhá úroveň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Piata úroveň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Zástupný objekt pre dátum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Zástupný objekt pre pätu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Zástupný objekt pre číslo snímky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Zvislý-nadpis-a-text" style:page-layout-name="pageLayout1" draw:style-name="a346">
      <draw:frame draw:id="id58" presentation:style-name="a350" draw:name="Zvislý nadpis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Upravte štýly predlohy textu</text:span><text:span text:style-name="a348" text:class-names=""/></text:p>
        </draw:text-box>
        <svg:title/>
        <svg:desc/>
      </draw:frame>
      <draw:frame draw:id="id59" presentation:style-name="a367" draw:name="Zástupný objekt pre zvislý tex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Upraviť štýly predlohy textu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ruhá úroveň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Piata úroveň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Zástupný objekt pre dátum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Zástupný objekt pre pätu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Zástupný objekt pre číslo snímky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llo</dc:title>
    <meta:initial-creator>Uzivatel</meta:initial-creator>
    <dc:creator>Uzivatel</dc:creator>
    <meta:creation-date>2024-03-11T17:33:46Z</meta:creation-date>
    <dc:date>2024-03-11T17:34:10Z</dc:date>
    <meta:editing-cycles>1</meta:editing-cycles>
    <meta:editing-duration>PT24S</meta:editing-duration>
    <meta:document-statistic meta:paragraph-count="1" meta:word-count="1"/>
  </office:meta>
</office:document-meta>
</file>